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adcf7" draw:textarea-horizontal-align="justify" draw:textarea-vertical-align="middle" draw:auto-grow-height="false" fo:min-height="5.777cm" fo:min-width="2.667cm"/>
    </style:style>
    <style:style style:name="gr2" style:family="graphic" style:parent-style-name="standard">
      <style:graphic-properties svg:stroke-color="#000000" draw:fill-color="#fde9a9" draw:textarea-horizontal-align="justify" draw:textarea-vertical-align="middle" draw:auto-grow-height="false" fo:min-height="1.66cm" fo:min-width="0.481cm"/>
    </style:style>
    <style:style style:name="gr3" style:family="graphic" style:parent-style-name="standard">
      <style:graphic-properties svg:stroke-color="#000000" draw:fill-color="#fde9a9" draw:textarea-horizontal-align="justify" draw:textarea-vertical-align="middle" draw:auto-grow-height="false" fo:min-height="1.515cm" fo:min-width="2.667cm"/>
    </style:style>
    <style:style style:name="gr4" style:family="graphic" style:parent-style-name="standard">
      <style:graphic-properties svg:stroke-color="#000000" draw:fill-color="#e9b913" draw:textarea-horizontal-align="justify" draw:textarea-vertical-align="middle" draw:auto-grow-height="false" fo:min-height="1.515cm" fo:min-width="2.667cm"/>
    </style:style>
    <style:style style:name="gr5" style:family="graphic" style:parent-style-name="standard">
      <style:graphic-properties svg:stroke-color="#000000" draw:fill-color="#ccf4c6" draw:textarea-horizontal-align="justify" draw:textarea-vertical-align="middle" draw:auto-grow-height="false" fo:min-height="0.21cm" fo:min-width="0.468cm"/>
    </style:style>
    <style:style style:name="gr6" style:family="graphic" style:parent-style-name="standard">
      <style:graphic-properties svg:stroke-color="#000000" draw:fill-color="#ccf4c6" draw:textarea-horizontal-align="justify" draw:textarea-vertical-align="middle" draw:auto-grow-height="false" fo:min-height="0.756cm" fo:min-width="0.481cm"/>
    </style:style>
    <style:style style:name="gr7" style:family="graphic" style:parent-style-name="standard">
      <style:graphic-properties svg:stroke-color="#000000" draw:fill-color="#aadcf7" draw:textarea-horizontal-align="justify" draw:textarea-vertical-align="middle" draw:auto-grow-height="false" fo:min-height="5.777cm" fo:min-width="0.289cm"/>
    </style:style>
    <style:style style:name="gr8" style:family="graphic" style:parent-style-name="standard">
      <style:graphic-properties svg:stroke-color="#000000" draw:fill-color="#aadcf7" draw:textarea-vertical-align="middle" draw:auto-grow-height="false" fo:min-height="1.347cm" fo:min-width="1.632cm"/>
    </style:style>
    <style:style style:name="gr9" style:family="graphic" style:parent-style-name="standard">
      <style:graphic-properties svg:stroke-color="#000000" draw:fill-color="#aadcf7" draw:textarea-horizontal-align="justify" draw:textarea-vertical-align="middle" draw:auto-grow-height="false" fo:min-height="0.538cm" fo:min-width="1.651cm"/>
    </style:style>
    <style:style style:name="gr10" style:family="graphic" style:parent-style-name="standard">
      <style:graphic-properties draw:stroke="none" svg:stroke-color="#000000" draw:fill="none" draw:fill-color="#ffffff" fo:min-height="1.782cm"/>
    </style:style>
    <style:style style:name="gr11" style:family="graphic" style:parent-style-name="standard">
      <style:graphic-properties draw:stroke="none" svg:stroke-color="#000000" draw:fill="none" draw:fill-color="#ffffff" fo:min-height="0.488cm"/>
    </style:style>
    <style:style style:name="gr12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-color="#e9b913" draw:textarea-horizontal-align="justify" draw:textarea-vertical-align="middle" draw:auto-grow-height="false" fo:min-height="0.728cm" fo:min-width="0.481cm"/>
    </style:style>
    <style:style style:name="gr1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33cm" fo:min-width="5.221cm" fo:padding-top="0.139cm" fo:padding-bottom="0.139cm" fo:padding-left="0.264cm" fo:padding-right="0.264cm" draw:shadow="visible"/>
    </style:style>
    <style:style style:name="P1" style:family="paragraph">
      <style:paragraph-properties fo:text-align="center"/>
    </style:style>
    <style:style style:name="P2" style:family="paragraph">
      <loext:graphic-properties draw:fill-color="#aadcf7"/>
      <style:paragraph-properties fo:text-align="center"/>
      <style:text-properties style:font-name="Liberation Sans Narrow"/>
    </style:style>
    <style:style style:name="P3" style:family="paragraph">
      <loext:graphic-properties draw:fill-color="#fde9a9"/>
      <style:paragraph-properties fo:text-align="center"/>
    </style:style>
    <style:style style:name="P4" style:family="paragraph">
      <loext:graphic-properties draw:fill-color="#fde9a9"/>
      <style:paragraph-properties fo:text-align="center"/>
      <style:text-properties style:font-name="Liberation Sans Narrow"/>
    </style:style>
    <style:style style:name="P5" style:family="paragraph">
      <loext:graphic-properties draw:fill-color="#e9b913"/>
      <style:paragraph-properties fo:text-align="center"/>
      <style:text-properties style:font-name="Liberation Sans Narrow"/>
    </style:style>
    <style:style style:name="P6" style:family="paragraph">
      <loext:graphic-properties draw:fill-color="#ccf4c6"/>
      <style:paragraph-properties fo:text-align="center"/>
    </style:style>
    <style:style style:name="P7" style:family="paragraph">
      <loext:graphic-properties draw:fill-color="#aadcf7"/>
      <style:paragraph-properties fo:text-align="center"/>
    </style:style>
    <style:style style:name="P8" style:family="paragraph">
      <style:paragraph-properties fo:text-align="center"/>
      <style:text-properties style:font-name="Liberation Sans Narrow" fo:font-weight="normal" style:font-weight-asian="normal" style:font-weight-complex="normal"/>
    </style:style>
    <style:style style:name="P9" style:family="paragraph">
      <loext:graphic-properties draw:fill-color="#aadcf7"/>
      <style:paragraph-properties fo:text-align="center"/>
      <style:text-properties style:font-name="Liberation Sans Narrow" fo:font-weight="normal" style:font-weight-asian="normal" style:font-weight-complex="normal"/>
    </style:style>
    <style:style style:name="P10" style:family="paragraph">
      <style:paragraph-properties fo:text-align="center"/>
      <style:text-properties fo:font-size="12pt"/>
    </style:style>
    <style:style style:name="P11" style:family="paragraph">
      <loext:graphic-properties draw:fill="none" draw:fill-color="#ffffff"/>
      <style:paragraph-properties fo:text-align="center"/>
      <style:text-properties fo:font-size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e9b913"/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style:font-name="Liberation Sans Narrow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 Narrow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 Narrow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 Narrow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 Narrow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37cm" svg:height="7.493cm" svg:x="0.408cm" svg:y="1.683cm">
          <text:p text:style-name="P1">X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1.397cm" svg:height="4.134cm" svg:x="5.68cm" svg:y="4.672cm">
          <text:p/>
          <draw:enhanced-geometry svg:viewBox="0 0 21600 21600" draw:text-areas="0 ?f0 ?f5 ?f2" draw:type="right-arrow" draw:modifiers="7663.51931330472 5810.423452768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3.937cm" svg:height="2.193cm" svg:x="7.408cm" svg:y="6.983cm">
          <text:p text:style-name="P1">X 6 PCA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4" draw:layer="layout" svg:width="3.937cm" svg:height="2.193cm" svg:x="7.408cm" svg:y="4.283cm">
          <text:p text:style-name="P1">X 30 PCA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" draw:text-style-name="P5" draw:layer="layout" svg:width="3.937cm" svg:height="2.193cm" svg:x="7.408cm" svg:y="1.683cm">
          <text:p text:style-name="P1">X Raw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6" draw:layer="layout" svg:width="1.016cm" svg:height="0.508cm" svg:x="13.484cm" svg:y="1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4.685cm" svg:y="1.7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3.485cm" svg:y="2.4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4.686cm" svg:y="2.4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5.886cm" svg:y="2.4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7.087cm" svg:y="2.4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3.486cm" svg:y="3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4.687cm" svg:y="3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5.887cm" svg:y="3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7.088cm" svg:y="3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8.288cm" svg:y="3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9.489cm" svg:y="3.1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3.485cm" svg:y="4.4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4.686cm" svg:y="4.4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3.486cm" svg:y="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4.687cm" svg:y="5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5.887cm" svg:y="5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7.088cm" svg:y="5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3.487cm" svg:y="5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4.688cm" svg:y="5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5.888cm" svg:y="5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7.089cm" svg:y="5.8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8.289cm" svg:y="5.8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9.49cm" svg:y="5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3.486cm" svg:y="7.2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4.687cm" svg:y="7.2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3.487cm" svg:y="7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4.688cm" svg:y="7.9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5.888cm" svg:y="7.9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7.089cm" svg:y="7.9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3.488cm" svg:y="8.6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4.689cm" svg:y="8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5.889cm" svg:y="8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7.09cm" svg:y="8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8.29cm" svg:y="8.6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016cm" svg:height="0.508cm" svg:x="19.491cm" svg:y="8.6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.397cm" svg:height="2.178cm" svg:x="11.78cm" svg:y="1.664cm">
          <text:p/>
          <draw:enhanced-geometry svg:viewBox="0 0 21600 21600" draw:text-areas="0 ?f0 ?f5 ?f2" draw:type="right-arrow" draw:modifiers="7663.51931330472 5810.423452768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397cm" svg:height="2.178cm" svg:x="11.78cm" svg:y="4.265cm">
          <text:p/>
          <draw:enhanced-geometry svg:viewBox="0 0 21600 21600" draw:text-areas="0 ?f0 ?f5 ?f2" draw:type="right-arrow" draw:modifiers="7663.51931330472 5810.423452768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397cm" svg:height="2.178cm" svg:x="11.78cm" svg:y="6.966cm">
          <text:p/>
          <draw:enhanced-geometry svg:viewBox="0 0 21600 21600" draw:text-areas="0 ?f0 ?f5 ?f2" draw:type="right-arrow" draw:modifiers="7663.51931330472 5810.423452768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0.98cm" svg:height="7.493cm" svg:x="4.508cm" svg:y="1.683cm">
          <text:p text:style-name="P1">Y</text:p>
          <draw:enhanced-geometry svg:viewBox="0 0 21600 21600" draw:text-areas="4230 4230 21600 21600" draw:mirror-horizontal="false" draw:mirror-vertical="false" draw:type="flowchart-internal-storage" draw:enhanced-path="M 0 0 L 21600 0 21600 21600 0 21600 Z N M 4230 0 L 4230 21600 N M 0 4230 L 21600 4230 N"/>
        </draw:custom-shape>
        <draw:custom-shape draw:style-name="gr8" draw:text-style-name="P7" draw:layer="layout" svg:width="2.132cm" svg:height="1.597cm" svg:x="4.826cm" svg:y="9.35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9" draw:text-style-name="P9" draw:layer="layout" svg:width="2.235cm" svg:height="0.872cm" svg:x="13.489cm" svg:y="9.715cm">
          <text:p text:style-name="P8"><text:span text:style-name="T1">Y</text:span><text:span text:style-name="T2">intensiv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2.235cm" svg:height="0.872cm" svg:x="15.889cm" svg:y="9.716cm">
          <text:p text:style-name="P1"><text:span text:style-name="T3">Y</text:span><text:span text:style-name="T4">respirad</text:span><text:span text:style-name="T4">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2.235cm" svg:height="0.872cm" svg:x="18.289cm" svg:y="9.717cm">
          <text:p text:style-name="P1"><text:span text:style-name="T3">Y</text:span><text:span text:style-name="T4">fallecid</text:span><text:span text:style-name="T4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1" draw:layer="layout" svg:width="5.207cm" svg:height="2.032cm" svg:x="3.934cm" svg:y="-0.057cm">
          <draw:text-box>
            <text:p text:style-name="P10">Preprocesing </text:p>
            <text:p text:style-name="P10">&amp;</text:p>
            <text:p text:style-name="P10">Decomposition</text:p>
          </draw:text-box>
        </draw:frame>
        <draw:frame draw:style-name="gr11" draw:text-style-name="P11" draw:layer="layout" svg:width="5.207cm" svg:height="0.738cm" svg:x="9.835cm" svg:y="0.743cm">
          <draw:text-box>
            <text:p text:style-name="P10">Clustering</text:p>
          </draw:text-box>
        </draw:frame>
        <draw:frame draw:style-name="gr11" draw:text-style-name="P11" draw:layer="layout" svg:width="5.207cm" svg:height="1.673cm" svg:x="7.536cm" svg:y="9.643cm">
          <draw:text-box>
            <text:p text:style-name="P10">Convert Y to clusters</text:p>
            <text:p text:style-name="P10">&amp;</text:p>
            <text:p text:style-name="P10">Compare results</text:p>
          </draw:text-box>
        </draw:frame>
        <draw:line draw:style-name="gr12" draw:text-style-name="P12" draw:layer="layout" svg:x1="13.489cm" svg:y1="9.352cm" svg:x2="20.547cm" svg:y2="9.352cm">
          <text:p/>
        </draw:line>
        <draw:custom-shape draw:style-name="gr13" draw:text-style-name="P13" draw:layer="layout" svg:width="1.397cm" svg:height="2.114cm" svg:x="5.68cm" svg:y="1.723cm">
          <text:p/>
          <draw:enhanced-geometry svg:viewBox="0 0 21600 21600" draw:text-areas="0 ?f0 ?f5 ?f2" draw:type="right-arrow" draw:modifiers="7663.51931330472 5810.4234527687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4" draw:layer="layout" svg:width="7.112cm" svg:height="1.47cm" svg:x="13.489cm" svg:y="10.876cm">
          <text:p text:style-name="P1">Metric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3T16:54:35.250750420</meta:creation-date>
    <dc:date>2020-11-13T17:26:57.686458201</dc:date>
    <meta:editing-duration>PT1M15S</meta:editing-duration>
    <meta:editing-cycles>1</meta:editing-cycles>
    <meta:document-statistic meta:object-count="55"/>
    <meta:generator>LibreOffice/6.0.7.3$Linux_X86_64 LibreOffice_project/00m0$Build-3</meta:generator>
  </office:meta>
</office:document-meta>
</file>